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light" svg:font-family="Calibri-light"/>
    <style:font-face style:name="sans-serif" svg:font-family="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5b9bd5" fo:font-size="36pt" fo:language="en" fo:country="US" style:font-size-asian="36pt" style:font-size-complex="36pt"/>
    </style:style>
    <style:style style:name="P3" style:family="paragraph" style:parent-style-name="Standard">
      <style:paragraph-properties fo:text-align="justify" style:justify-single-word="false"/>
      <style:text-properties style:font-name="Arial" fo:font-size="10pt" officeooo:rsid="0009dee9" officeooo:paragraph-rsid="0009dee9" style:font-size-asian="10pt" style:font-name-complex="Arial2" style:font-size-complex="10pt"/>
    </style:style>
    <style:style style:name="P4" style:family="paragraph" style:parent-style-name="Standard">
      <style:paragraph-properties fo:text-align="justify" style:justify-single-word="false"/>
      <style:text-properties style:font-name="Arial" fo:font-size="10pt" officeooo:rsid="0009dee9" officeooo:paragraph-rsid="0022e40e" style:font-size-asian="10pt" style:font-name-complex="Arial2" style:font-size-complex="10pt"/>
    </style:style>
    <style:style style:name="P5" style:family="paragraph" style:parent-style-name="Standard">
      <style:text-properties style:font-name="Arial" fo:font-size="10pt" style:text-underline-style="none" officeooo:rsid="000cf9ce" officeooo:paragraph-rsid="000cf9ce" style:font-size-asian="8.75pt" style:font-name-complex="Arial2" style:font-size-complex="10pt"/>
    </style:style>
    <style:style style:name="P6" style:family="paragraph" style:parent-style-name="Standard">
      <style:text-properties style:font-name="Arial" fo:font-size="10pt" style:text-underline-style="none" officeooo:rsid="000cf9ce" officeooo:paragraph-rsid="0022e40e" style:font-size-asian="8.75pt" style:font-name-complex="Arial2" style:font-size-complex="10pt"/>
    </style:style>
    <style:style style:name="P7" style:family="paragraph" style:parent-style-name="Standard">
      <style:text-properties style:font-name="Arial" fo:font-size="10pt" style:text-underline-style="none" officeooo:rsid="000edef5" officeooo:paragraph-rsid="000edef5" style:font-size-asian="8.75pt" style:font-name-complex="Arial2" style:font-size-complex="10pt"/>
    </style:style>
    <style:style style:name="P8" style:family="paragraph" style:parent-style-name="Standard">
      <style:text-properties style:font-name="Arial" fo:font-size="10pt" style:text-underline-style="none" officeooo:rsid="000edef5" officeooo:paragraph-rsid="0022e40e" style:font-size-asian="8.75pt" style:font-name-complex="Arial2" style:font-size-complex="10pt"/>
    </style:style>
    <style:style style:name="P9" style:family="paragraph" style:parent-style-name="Standard">
      <style:text-properties style:font-name="Arial" fo:font-size="14pt" style:text-underline-style="solid" style:text-underline-width="auto" style:text-underline-color="font-color" officeooo:rsid="0009dee9" officeooo:paragraph-rsid="0022e40e" style:font-size-asian="14pt" style:font-name-complex="Arial2" style:font-size-complex="10pt"/>
    </style:style>
    <style:style style:name="P10" style:family="paragraph" style:parent-style-name="Standard">
      <style:text-properties style:font-name="Arial" fo:font-size="14pt" style:text-underline-style="solid" style:text-underline-width="auto" style:text-underline-color="font-color" officeooo:rsid="000cf9ce" officeooo:paragraph-rsid="0022e40e" style:font-size-asian="14pt" style:font-name-complex="Arial2" style:font-size-complex="10pt"/>
    </style:style>
    <style:style style:name="P11" style:family="paragraph" style:parent-style-name="Standard">
      <style:text-properties style:font-name="Arial" fo:font-size="14pt" style:text-underline-style="solid" style:text-underline-width="auto" style:text-underline-color="font-color" officeooo:rsid="001580aa" officeooo:paragraph-rsid="0022e40e" style:font-size-asian="14pt" style:font-name-complex="Arial2" style:font-size-complex="10pt"/>
    </style:style>
    <style:style style:name="P12" style:family="paragraph" style:parent-style-name="Standard">
      <style:text-properties style:font-name="Arial" fo:font-size="14pt" style:text-underline-style="solid" style:text-underline-width="auto" style:text-underline-color="font-color" officeooo:rsid="0022e40e" officeooo:paragraph-rsid="0022e40e" style:font-size-asian="14pt" style:font-name-complex="Arial2" style:font-size-complex="10pt"/>
    </style:style>
    <style:style style:name="P13" style:family="paragraph" style:parent-style-name="Standard">
      <style:text-properties officeooo:rsid="0022e40e" officeooo:paragraph-rsid="0022e40e"/>
    </style:style>
    <style:style style:name="P14" style:family="paragraph" style:parent-style-name="Standard">
      <style:text-properties fo:font-variant="normal" fo:text-transform="none" fo:color="#000000" style:font-name="Arial" fo:font-size="14pt" fo:letter-spacing="normal" fo:font-style="normal" style:text-underline-style="solid" style:text-underline-width="auto" style:text-underline-color="font-color" fo:font-weight="normal" officeooo:rsid="00234515" officeooo:paragraph-rsid="00234515" style:font-size-asian="14pt" style:font-name-complex="Arial2" style:font-size-complex="10pt"/>
    </style:style>
    <style:style style:name="P15" style:family="paragraph" style:parent-style-name="Standard">
      <style:text-properties fo:font-variant="normal" fo:text-transform="none" fo:color="#000000" style:font-name="sans-serif" fo:font-size="12pt" fo:letter-spacing="normal" fo:font-style="normal" fo:font-weight="normal" officeooo:rsid="00234515" officeooo:paragraph-rsid="00234515"/>
    </style:style>
    <style:style style:name="P16" style:family="paragraph" style:parent-style-name="Standard">
      <style:text-properties officeooo:paragraph-rsid="001d9049"/>
    </style:style>
    <style:style style:name="P17" style:family="paragraph" style:parent-style-name="Frame_20_contents">
      <style:paragraph-properties fo:text-align="end" style:justify-single-word="false"/>
    </style:style>
    <style:style style:name="P18" style:family="paragraph" style:parent-style-name="Frame_20_contents">
      <style:paragraph-properties fo:text-align="end" style:justify-single-word="false"/>
      <style:text-properties officeooo:rsid="0009dee9" officeooo:paragraph-rsid="0009dee9"/>
    </style:style>
    <style:style style:name="P19" style:family="paragraph" style:parent-style-name="Frame_20_contents">
      <style:paragraph-properties fo:text-align="end" style:justify-single-word="false"/>
      <style:text-properties fo:color="#404040" fo:font-size="18pt" fo:language="es" fo:country="ES" officeooo:rsid="0009dee9" officeooo:paragraph-rsid="0009dee9" style:font-size-asian="18pt" style:font-size-complex="18pt"/>
    </style:style>
    <style:style style:name="P20" style:family="paragraph" style:parent-style-name="Frame_20_contents">
      <style:paragraph-properties fo:text-align="end" style:justify-single-word="false"/>
      <style:text-properties fo:color="#404040" fo:font-size="18pt" fo:language="es" fo:country="ES" officeooo:rsid="001d9049" officeooo:paragraph-rsid="001d9049" style:font-size-asian="18pt" style:font-size-complex="18pt"/>
    </style:style>
    <style:style style:name="P21" style:family="paragraph" style:parent-style-name="Frame_20_contents">
      <style:paragraph-properties fo:text-align="end" style:justify-single-word="false"/>
      <style:text-properties fo:color="#404040" fo:font-size="18pt" fo:language="es" fo:country="ES" officeooo:rsid="0022e40e" officeooo:paragraph-rsid="0022e40e" style:font-size-asian="18pt" style:font-size-complex="18pt"/>
    </style:style>
    <style:style style:name="P22" style:family="paragraph" style:parent-style-name="Frame_20_contents">
      <style:paragraph-properties fo:text-align="end" style:justify-single-word="false"/>
      <style:text-properties officeooo:rsid="001d9049" officeooo:paragraph-rsid="001d9049"/>
    </style:style>
    <style:style style:name="P23" style:family="paragraph" style:parent-style-name="No_20_Spacing">
      <style:paragraph-properties fo:text-align="end" style:justify-single-word="false"/>
    </style:style>
    <style:style style:name="P24" style:family="paragraph" style:parent-style-name="No_20_Spacing">
      <style:paragraph-properties fo:text-align="end" style:justify-single-word="false"/>
      <style:text-properties fo:font-size="14pt" officeooo:rsid="0009dee9" officeooo:paragraph-rsid="0009dee9" style:font-size-asian="12.25pt" style:font-size-complex="14pt"/>
    </style:style>
    <style:style style:name="P25" style:family="paragraph" style:parent-style-name="No_20_Spacing">
      <style:paragraph-properties fo:text-align="end" style:justify-single-word="false"/>
      <style:text-properties fo:color="#595959" fo:font-size="14pt" style:font-size-asian="14pt" style:font-size-complex="14pt"/>
    </style:style>
    <style:style style:name="P26" style:family="paragraph" style:parent-style-name="No_20_Spacing">
      <style:paragraph-properties fo:text-align="end" style:justify-single-word="false"/>
      <style:text-properties fo:color="#595959" fo:font-size="14pt" officeooo:rsid="0009dee9" officeooo:paragraph-rsid="0009dee9" style:font-size-asian="14pt" style:font-size-complex="14pt"/>
    </style:style>
    <style:style style:name="P27" style:family="paragraph" style:parent-style-name="Text_20_body">
      <style:paragraph-properties fo:text-align="justify" style:justify-single-word="false"/>
      <style:text-properties fo:font-variant="normal" fo:text-transform="none" fo:color="#000000" style:font-name="Arial1" fo:font-size="10pt" fo:letter-spacing="normal" fo:font-style="normal" fo:font-weight="normal" officeooo:paragraph-rsid="000b7384" style:font-size-asian="10pt" style:font-size-complex="10pt"/>
    </style:style>
    <style:style style:name="P28" style:family="paragraph" style:parent-style-name="Text_20_body">
      <style:text-properties fo:font-variant="normal" fo:text-transform="none" fo:color="#000000" style:font-name="Arial1" fo:font-size="10pt" fo:letter-spacing="normal" fo:font-style="normal" fo:font-weight="normal" officeooo:rsid="0009dee9" officeooo:paragraph-rsid="00234515" style:font-size-asian="10pt" style:font-size-complex="10pt"/>
    </style:style>
    <style:style style:name="P29" style:family="paragraph" style:parent-style-name="Text_20_body">
      <style:text-properties officeooo:paragraph-rsid="00231228"/>
    </style:style>
    <style:style style:name="P30" style:family="paragraph" style:parent-style-name="Title">
      <style:paragraph-properties fo:break-before="page"/>
      <style:text-properties officeooo:rsid="0022e40e" officeooo:paragraph-rsid="0022e40e"/>
    </style:style>
    <style:style style:name="P31" style:family="paragraph" style:parent-style-name="List_20_Contents">
      <style:paragraph-properties fo:margin-left="0.794cm" fo:margin-right="0cm" fo:margin-top="0cm" fo:margin-bottom="0.265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32" style:family="paragraph" style:parent-style-name="Title">
      <style:text-properties officeooo:rsid="0009dee9" officeooo:paragraph-rsid="00234515"/>
    </style:style>
    <style:style style:name="P33" style:family="paragraph" style:parent-style-name="List_20_Heading">
      <style:paragraph-properties fo:margin-left="0cm" fo:margin-right="0cm" fo:margin-top="0cm" fo:margin-bottom="0.397cm" style:contextual-spacing="false" fo:widows="1" fo:text-indent="0cm" style:auto-text-indent="false"/>
    </style:style>
    <style:style style:name="P34" style:family="paragraph" style:parent-style-name="List_20_Heading">
      <style:paragraph-properties fo:margin-left="0cm" fo:margin-right="0cm" fo:margin-top="0cm" fo:margin-bottom="0.397cm" style:contextual-spacing="false" fo:widows="1" fo:text-indent="0cm" style:auto-text-indent="false"/>
      <style:text-properties officeooo:paragraph-rsid="00234515"/>
    </style:style>
    <style:style style:name="P35" style:family="paragraph" style:parent-style-name="Standard" style:master-page-name="First_20_Page">
      <style:paragraph-properties style:page-number="auto"/>
    </style:style>
    <style:style style:name="P36" style:family="paragraph" style:parent-style-name="Standard">
      <style:text-properties fo:font-variant="normal" fo:text-transform="none" fo:color="#000000" style:font-name="Arial1" fo:font-size="10pt" fo:letter-spacing="normal" fo:font-style="normal" fo:font-weight="normal" officeooo:rsid="0022e40e" officeooo:paragraph-rsid="0022e40e" style:font-size-asian="10pt" style:font-size-complex="10pt"/>
    </style:style>
    <style:style style:name="P37" style:family="paragraph" style:parent-style-name="Standard" style:list-style-name="L2">
      <style:paragraph-properties style:line-height-at-least="0.529cm" fo:text-align="justify" style:justify-single-word="false" fo:widows="1"/>
      <style:text-properties fo:font-variant="normal" fo:text-transform="none" fo:color="#000000" style:font-name="Arial" fo:font-size="10pt" fo:letter-spacing="normal" fo:font-style="normal" style:text-underline-style="none" fo:font-weight="normal" officeooo:rsid="0022e40e" officeooo:paragraph-rsid="0022e40e" style:font-size-asian="8.75pt" style:font-name-complex="Arial2" style:font-size-complex="10pt"/>
    </style:style>
    <style:style style:name="P38" style:family="paragraph" style:parent-style-name="Standard" style:list-style-name="L2">
      <style:paragraph-properties style:line-height-at-least="0.529cm" fo:text-align="justify" style:justify-single-word="false" fo:widows="1"/>
      <style:text-properties fo:font-variant="normal" fo:text-transform="none" fo:color="#000000" style:font-name="Arial" fo:font-size="10pt" fo:letter-spacing="normal" fo:font-style="normal" style:text-underline-style="none" fo:font-weight="normal" officeooo:rsid="0022e40e" officeooo:paragraph-rsid="00270a4d" style:font-size-asian="8.75pt" style:font-name-complex="Arial2" style:font-size-complex="10pt"/>
    </style:style>
    <style:style style:name="P39" style:family="paragraph" style:parent-style-name="Standard">
      <style:text-properties fo:font-variant="normal" fo:text-transform="none" fo:color="#000000" style:font-name="Arial" fo:font-size="14pt" fo:letter-spacing="normal" fo:font-style="normal" style:text-underline-style="solid" style:text-underline-width="auto" style:text-underline-color="font-color" fo:font-weight="normal" officeooo:rsid="00234515" officeooo:paragraph-rsid="00234515" style:font-size-asian="14pt" style:font-name-complex="Arial2" style:font-size-complex="10pt"/>
    </style:style>
    <style:style style:name="P40" style:family="paragraph" style:parent-style-name="Standard">
      <style:text-properties fo:font-variant="normal" fo:text-transform="none" fo:color="#000000" style:font-name="Arial" fo:font-size="14pt" fo:letter-spacing="normal" fo:font-style="normal" fo:font-weight="normal" officeooo:rsid="00270a4d" officeooo:paragraph-rsid="00270a4d"/>
    </style:style>
    <style:style style:name="P41" style:family="paragraph" style:parent-style-name="Standard" style:list-style-name="L3">
      <style:paragraph-properties fo:text-align="justify" style:justify-single-word="false"/>
      <style:text-properties style:font-name="Arial" fo:font-size="10pt" fo:font-weight="normal" officeooo:rsid="0009dee9" officeooo:paragraph-rsid="0022e40e" style:font-size-asian="10pt" style:font-weight-asian="normal" style:font-name-complex="Arial2" style:font-size-complex="10pt" style:font-weight-complex="normal"/>
    </style:style>
    <style:style style:name="P42" style:family="paragraph" style:parent-style-name="Standard" style:list-style-name="L3">
      <style:paragraph-properties fo:text-align="justify" style:justify-single-word="false"/>
      <style:text-properties style:font-name="Arial" fo:font-size="10pt" fo:font-weight="normal" officeooo:rsid="0009dee9" officeooo:paragraph-rsid="0025307f" style:font-size-asian="10pt" style:font-weight-asian="normal" style:font-name-complex="Arial2" style:font-size-complex="10pt" style:font-weight-complex="normal"/>
    </style:style>
    <style:style style:name="P43" style:family="paragraph" style:parent-style-name="Standard" style:list-style-name="L3">
      <style:paragraph-properties fo:text-align="justify" style:justify-single-word="false"/>
      <style:text-properties style:font-name="Arial" fo:font-size="10pt" fo:font-weight="normal" officeooo:rsid="0025307f" officeooo:paragraph-rsid="0022e40e" style:font-size-asian="10pt" style:font-weight-asian="normal" style:font-name-complex="Arial2" style:font-size-complex="10pt" style:font-weight-complex="normal"/>
    </style:style>
    <style:style style:name="P44" style:family="paragraph" style:parent-style-name="Standard" style:list-style-name="L3">
      <style:paragraph-properties fo:text-align="justify" style:justify-single-word="false"/>
      <style:text-properties style:font-name="Arial" fo:font-size="10pt" fo:font-weight="normal" officeooo:rsid="0025307f" officeooo:paragraph-rsid="0025307f" style:font-size-asian="10pt" style:font-weight-asian="normal" style:font-name-complex="Arial2" style:font-size-complex="10pt" style:font-weight-complex="normal"/>
    </style:style>
    <style:style style:name="P45" style:family="paragraph" style:parent-style-name="Standard" style:list-style-name="L3">
      <style:paragraph-properties fo:text-align="justify" style:justify-single-word="false"/>
      <style:text-properties style:font-name="Arial" fo:font-size="10pt" fo:font-weight="normal" officeooo:rsid="000b7384" officeooo:paragraph-rsid="0022e40e" style:font-size-asian="10pt" style:font-weight-asian="normal" style:font-name-complex="Arial2" style:font-size-complex="10pt" style:font-weight-complex="normal"/>
    </style:style>
    <style:style style:name="P46" style:family="paragraph" style:parent-style-name="Standard">
      <style:text-properties style:font-name="Arial" fo:font-size="10pt" style:text-underline-style="none" officeooo:rsid="000cf9ce" officeooo:paragraph-rsid="00270a4d" style:font-size-asian="8.75pt" style:font-name-complex="Arial2" style:font-size-complex="10pt"/>
    </style:style>
    <style:style style:name="P47" style:family="paragraph" style:parent-style-name="Standard">
      <style:text-properties style:font-name="Arial" fo:font-size="10pt" style:text-underline-style="none" officeooo:rsid="000edef5" officeooo:paragraph-rsid="00270a4d" style:font-size-asian="8.75pt" style:font-name-complex="Arial2" style:font-size-complex="10pt"/>
    </style:style>
    <style:style style:name="P48" style:family="paragraph" style:parent-style-name="Standard">
      <style:text-properties style:font-name="Arial" fo:font-size="14pt" style:text-underline-style="solid" style:text-underline-width="auto" style:text-underline-color="font-color" officeooo:rsid="001580aa" officeooo:paragraph-rsid="0022e40e" style:font-size-asian="14pt" style:font-name-complex="Arial2" style:font-size-complex="10pt"/>
    </style:style>
    <style:style style:name="P49" style:family="paragraph" style:parent-style-name="Standard">
      <style:text-properties style:font-name="Arial" fo:font-size="14pt" style:text-underline-style="solid" style:text-underline-width="auto" style:text-underline-color="font-color" officeooo:rsid="00270a4d" officeooo:paragraph-rsid="00270a4d" style:font-size-asian="14pt" style:font-name-complex="Arial2" style:font-size-complex="10pt"/>
    </style:style>
    <style:style style:name="P50" style:family="paragraph" style:parent-style-name="Standard">
      <style:text-properties style:font-name="Arial" fo:font-size="14pt" style:text-underline-style="solid" style:text-underline-width="auto" style:text-underline-color="font-color" officeooo:rsid="0022e40e" officeooo:paragraph-rsid="00270a4d" style:font-size-asian="14pt" style:font-name-complex="Arial2" style:font-size-complex="10pt"/>
    </style:style>
    <style:style style:name="P51" style:family="paragraph" style:parent-style-name="Standard">
      <style:text-properties style:font-name="Arial" fo:font-size="14pt" style:text-underline-style="solid" style:text-underline-width="auto" style:text-underline-color="font-color" officeooo:rsid="000cf9ce" officeooo:paragraph-rsid="00270a4d" style:font-size-asian="14pt" style:font-name-complex="Arial2" style:font-size-complex="10pt"/>
    </style:style>
    <style:style style:name="P52" style:family="paragraph" style:parent-style-name="Standard">
      <style:text-properties style:font-name="Arial" fo:font-size="14pt" style:text-underline-style="solid" style:text-underline-width="auto" style:text-underline-color="font-color" officeooo:rsid="0009dee9" officeooo:paragraph-rsid="00270a4d" style:font-size-asian="14pt" style:font-name-complex="Arial2" style:font-size-complex="10pt"/>
    </style:style>
    <style:style style:name="P53" style:family="paragraph" style:parent-style-name="Standard">
      <style:text-properties style:font-name="Arial1" fo:font-size="10pt" style:text-underline-style="solid" style:text-underline-width="auto" style:text-underline-color="font-color" officeooo:rsid="00270a4d" officeooo:paragraph-rsid="00270a4d" style:font-size-asian="10pt" style:font-name-complex="Arial2" style:font-size-complex="10pt"/>
    </style:style>
    <style:style style:name="P54" style:family="paragraph" style:parent-style-name="Standard">
      <style:paragraph-properties fo:margin-top="0cm" fo:margin-bottom="0.247cm" style:contextual-spacing="false" style:line-height-at-least="0.529cm" fo:text-align="justify" style:justify-single-word="false" fo:widows="1"/>
      <style:text-properties style:font-name="Arial" fo:font-size="14pt" style:text-underline-style="solid" style:text-underline-width="auto" style:text-underline-color="font-color" officeooo:rsid="00270a4d" officeooo:paragraph-rsid="00270a4d" style:font-size-asian="14pt" style:font-name-complex="Arial2" style:font-size-complex="10pt"/>
    </style:style>
    <style:style style:name="P55" style:family="paragraph" style:parent-style-name="Text_20_body">
      <style:text-properties style:font-name="Arial" fo:font-size="14pt" style:text-underline-style="solid" style:text-underline-width="auto" style:text-underline-color="font-color" officeooo:rsid="00270a4d" officeooo:paragraph-rsid="00270a4d" style:font-size-asian="14pt" style:font-name-complex="Arial2" style:font-size-complex="10pt"/>
    </style:style>
    <style:style style:name="P56" style:family="paragraph" style:parent-style-name="Text_20_body" style:list-style-name="L5">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57" style:family="paragraph" style:parent-style-name="Text_20_body" style:list-style-name="L7">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58" style:family="paragraph" style:parent-style-name="Text_20_body" style:list-style-name="L8">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59" style:family="paragraph" style:parent-style-name="Text_20_body" style:list-style-name="L9">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60" style:family="paragraph" style:parent-style-name="Text_20_body" style:list-style-name="L10">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61" style:family="paragraph" style:parent-style-name="Text_20_body" style:list-style-name="L10">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officeooo:rsid="00270a4d" officeooo:paragraph-rsid="00270a4d" style:font-size-asian="10pt" style:font-size-complex="10pt"/>
    </style:style>
    <style:style style:name="P62" style:family="paragraph" style:parent-style-name="Text_20_body" style:list-style-name="L10">
      <style:paragraph-properties fo:margin-top="0cm" fo:margin-bottom="0.247cm" style:contextual-spacing="false" style:line-height-at-least="0.529cm" fo:text-align="justify" style:justify-single-word="false" fo:widows="1"/>
      <style:text-properties fo:font-variant="normal" fo:text-transform="none" fo:color="#000000" style:font-name="Arial1" fo:font-size="10pt" fo:letter-spacing="normal" fo:font-style="normal" style:text-underline-style="none" fo:font-weight="normal" officeooo:rsid="00270a4d" officeooo:paragraph-rsid="00270a4d" style:font-size-asian="10pt" style:font-name-complex="Arial2" style:font-size-complex="10pt"/>
    </style:style>
    <style:style style:name="P63" style:family="paragraph" style:parent-style-name="Text_20_body" style:list-style-name="L5">
      <style:paragraph-properties fo:margin-top="0cm" fo:margin-bottom="0.247cm" style:contextual-spacing="false" style:line-height-at-least="0.529cm" fo:text-align="justify" style:justify-single-word="false" fo:widows="1"/>
      <style:text-properties style:font-name="Arial1" fo:font-size="10pt" style:font-size-asian="10pt" style:font-size-complex="10pt"/>
    </style:style>
    <style:style style:name="P64" style:family="paragraph" style:parent-style-name="Text_20_body" style:list-style-name="L5">
      <style:paragraph-properties fo:margin-top="0cm" fo:margin-bottom="0.247cm" style:contextual-spacing="false" style:line-height-at-least="0.529cm" fo:text-align="justify" style:justify-single-word="false" fo:widows="1"/>
      <style:text-properties officeooo:paragraph-rsid="0025307f"/>
    </style:style>
    <style:style style:name="P65" style:family="paragraph" style:parent-style-name="Text_20_body">
      <style:paragraph-properties fo:margin-top="0cm" fo:margin-bottom="0.247cm" style:contextual-spacing="false" style:line-height-at-least="0.529cm" fo:text-align="justify" style:justify-single-word="false" fo:widows="1"/>
      <style:text-properties officeooo:paragraph-rsid="0025307f"/>
    </style:style>
    <style:style style:name="P66" style:family="paragraph" style:parent-style-name="Text_20_body" style:list-style-name="L5">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67" style:family="paragraph" style:parent-style-name="Text_20_body" style:list-style-name="L7">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68" style:family="paragraph" style:parent-style-name="Text_20_body" style:list-style-name="L8">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69" style:family="paragraph" style:parent-style-name="Text_20_body" style:list-style-name="L9">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70" style:family="paragraph" style:parent-style-name="Text_20_body" style:list-style-name="L10">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officeooo:paragraph-rsid="00270a4d" style:font-size-asian="10pt" style:font-size-complex="10pt"/>
    </style:style>
    <style:style style:name="P71" style:family="paragraph" style:parent-style-name="Text_20_body">
      <style:paragraph-properties fo:margin-left="0cm" fo:margin-right="0cm" style:line-height-at-least="0.529cm" fo:text-align="justify" style:justify-single-word="false" fo:widows="1" fo:text-indent="0cm" style:auto-text-indent="false"/>
    </style:style>
    <style:style style:name="P72" style:family="paragraph" style:parent-style-name="Title">
      <style:text-properties officeooo:rsid="001d9049" officeooo:paragraph-rsid="001d9049"/>
    </style:style>
    <style:style style:name="P73" style:family="paragraph" style:parent-style-name="Title">
      <style:text-properties officeooo:rsid="0009dee9" officeooo:paragraph-rsid="00234515"/>
    </style:style>
    <style:style style:name="P74" style:family="paragraph" style:parent-style-name="List_20_Heading" style:list-style-name="L5">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75" style:family="paragraph" style:parent-style-name="List_20_Heading" style:list-style-name="L6">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76" style:family="paragraph" style:parent-style-name="List_20_Heading" style:list-style-name="L7">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77" style:family="paragraph" style:parent-style-name="List_20_Heading" style:list-style-name="L8">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78" style:family="paragraph" style:parent-style-name="List_20_Heading" style:list-style-name="L9">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79" style:family="paragraph" style:parent-style-name="List_20_Heading" style:list-style-name="L10">
      <style:paragraph-properties fo:margin-top="0cm" fo:margin-bottom="0.397cm" style:contextual-spacing="false" style:line-height-at-least="0.529cm" fo:text-align="justify" style:justify-single-word="false" fo:widows="1"/>
      <style:text-properties fo:font-variant="normal" fo:text-transform="none" fo:color="#000000" style:font-name="Arial1" fo:font-size="10pt" fo:letter-spacing="normal" fo:font-style="normal" fo:font-weight="normal" style:font-size-asian="10pt" style:font-size-complex="10pt"/>
    </style:style>
    <style:style style:name="P80" style:family="paragraph" style:parent-style-name="List_20_Heading" style:list-style-name="L5">
      <style:paragraph-properties fo:margin-left="0.794cm" fo:margin-right="0cm" fo:margin-top="0cm" fo:margin-bottom="0.39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1" style:family="paragraph" style:parent-style-name="List_20_Heading" style:list-style-name="L7">
      <style:paragraph-properties fo:margin-left="0.794cm" fo:margin-right="0cm" fo:margin-top="0cm" fo:margin-bottom="0.39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2" style:family="paragraph" style:parent-style-name="List_20_Heading" style:list-style-name="L8">
      <style:paragraph-properties fo:margin-left="0.794cm" fo:margin-right="0cm" fo:margin-top="0cm" fo:margin-bottom="0.39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3" style:family="paragraph" style:parent-style-name="List_20_Heading" style:list-style-name="L9">
      <style:paragraph-properties fo:margin-left="0.794cm" fo:margin-right="0cm" fo:margin-top="0cm" fo:margin-bottom="0.39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4" style:family="paragraph" style:parent-style-name="List_20_Contents" style:list-style-name="L4">
      <style:paragraph-properties fo:margin-left="0.794cm" fo:margin-right="0cm" fo:margin-top="0cm" fo:margin-bottom="0.265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5" style:family="paragraph" style:parent-style-name="List_20_Contents" style:list-style-name="L5">
      <style:paragraph-properties fo:margin-left="0.794cm" fo:margin-right="0cm" fo:margin-top="0cm" fo:margin-bottom="0.265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6" style:family="paragraph" style:parent-style-name="List_20_Contents" style:list-style-name="L6">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7" style:family="paragraph" style:parent-style-name="List_20_Contents" style:list-style-name="L7">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8" style:family="paragraph" style:parent-style-name="List_20_Contents" style:list-style-name="L8">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89" style:family="paragraph" style:parent-style-name="List_20_Contents" style:list-style-name="L9">
      <style:paragraph-properties fo:margin-left="0.794cm" fo:margin-right="0cm" fo:margin-top="0cm" fo:margin-bottom="0.247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90" style:family="paragraph" style:parent-style-name="List_20_Contents" style:list-style-name="L7">
      <style:paragraph-properties fo:margin-left="0.794cm" fo:margin-right="0cm" fo:margin-top="0cm" fo:margin-bottom="0.247cm" style:contextual-spacing="false" style:line-height-at-least="0.529cm" fo:text-align="justify" style:justify-single-word="false" fo:widows="1" fo:text-indent="0cm" style:auto-text-indent="false"/>
    </style:style>
    <style:style style:name="P91" style:family="paragraph" style:parent-style-name="List_20_Contents" style:list-style-name="L8">
      <style:paragraph-properties fo:margin-left="0.794cm" fo:margin-right="0cm" fo:margin-top="0cm" fo:margin-bottom="0.247cm" style:contextual-spacing="false" style:line-height-at-least="0.529cm" fo:text-align="justify" style:justify-single-word="false" fo:widows="1" fo:text-indent="0cm" style:auto-text-indent="false"/>
    </style:style>
    <style:style style:name="P92" style:family="paragraph" style:parent-style-name="List_20_Contents" style:list-style-name="L9">
      <style:paragraph-properties fo:margin-left="0.794cm" fo:margin-right="0cm" fo:margin-top="0cm" fo:margin-bottom="0.247cm" style:contextual-spacing="false" style:line-height-at-least="0.529cm" fo:text-align="justify" style:justify-single-word="false" fo:widows="1" fo:text-indent="0cm" style:auto-text-indent="false"/>
    </style:style>
    <style:style style:name="P93" style:family="paragraph" style:parent-style-name="List_20_Contents" style:list-style-name="L5">
      <style:paragraph-properties fo:margin-left="1.588cm" fo:margin-right="0cm" fo:margin-top="0cm" fo:margin-bottom="0.265cm" style:contextual-spacing="false" style:line-height-at-least="0.529cm" fo:text-align="justify" style:justify-single-word="false" fo:widows="1"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94" style:family="paragraph">
      <style:paragraph-properties fo:text-align="center"/>
    </style:style>
    <style:style style:name="T1" style:family="text">
      <style:text-properties fo:text-transform="uppercase" fo:color="#5b9bd5" fo:font-size="32pt" style:font-size-asian="32pt" style:font-size-complex="32pt"/>
    </style:style>
    <style:style style:name="T2" style:family="text">
      <style:text-properties fo:text-transform="uppercase" fo:color="#5b9bd5" fo:font-size="32pt" officeooo:rsid="000edef5" style:font-size-asian="32pt" style:font-size-complex="32pt"/>
    </style:style>
    <style:style style:name="T3" style:family="text">
      <style:text-properties fo:color="#404040" fo:font-size="18pt" fo:language="es" fo:country="ES" style:font-size-asian="18pt" style:font-size-complex="18pt"/>
    </style:style>
    <style:style style:name="T4" style:family="text">
      <style:text-properties fo:color="#404040" fo:font-size="18pt" fo:language="es" fo:country="ES" officeooo:rsid="0009dee9" style:font-size-asian="18pt" style:font-size-complex="18pt"/>
    </style:style>
    <style:style style:name="T5" style:family="text">
      <style:text-properties fo:color="#404040" fo:font-size="18pt" fo:language="es" fo:country="ES" officeooo:rsid="000b7384" style:font-size-asian="18pt" style:font-size-complex="18pt"/>
    </style:style>
    <style:style style:name="T6" style:family="text">
      <style:text-properties fo:color="#595959" fo:font-size="14pt" style:font-size-asian="14pt" style:font-size-complex="14pt"/>
    </style:style>
    <style:style style:name="T7" style:family="text">
      <style:text-properties fo:color="#595959" fo:font-size="14pt" officeooo:rsid="0009dee9" style:font-size-asian="14pt" style:font-size-complex="14pt"/>
    </style:style>
    <style:style style:name="T8" style:family="text">
      <style:text-properties fo:color="#595959" fo:font-size="14pt" officeooo:rsid="0022e40e" style:font-size-asian="14pt" style:font-size-complex="14pt"/>
    </style:style>
    <style:style style:name="T9" style:family="text">
      <style:text-properties officeooo:rsid="000b7384"/>
    </style:style>
    <style:style style:name="T10" style:family="text">
      <style:text-properties officeooo:rsid="0014173e"/>
    </style:style>
    <style:style style:name="T11" style:family="text">
      <style:text-properties officeooo:rsid="001d9049"/>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231228"/>
    </style:style>
    <style:style style:name="T14" style:family="text">
      <style:text-properties fo:font-variant="normal" fo:text-transform="none" fo:color="#000000" style:font-name="Arial1" fo:font-size="10pt" fo:letter-spacing="normal" fo:font-style="normal" fo:font-weight="normal" style:font-size-asian="10pt" style:font-size-complex="10pt"/>
    </style:style>
    <style:style style:name="T15" style:family="text">
      <style:text-properties fo:font-variant="normal" fo:text-transform="none" fo:color="#000000" style:font-name="Arial1" fo:font-size="10pt" fo:letter-spacing="normal" fo:font-style="normal" fo:font-weight="normal" officeooo:rsid="00234515" style:font-size-asian="10pt" style:font-size-complex="10pt"/>
    </style:style>
    <style:style style:name="T16" style:family="text">
      <style:text-properties fo:font-variant="normal" fo:text-transform="none" fo:color="#000000" style:font-name="Arial1" fo:font-size="10pt" fo:letter-spacing="normal" fo:font-style="normal" fo:font-weight="normal" officeooo:rsid="00231228" style:font-size-asian="10pt" style:font-size-complex="10pt"/>
    </style:style>
    <style:style style:name="T17" style:family="text">
      <style:text-properties fo:font-variant="normal" fo:text-transform="none" fo:color="#000000" style:font-name="Arial1" fo:font-size="10pt" fo:letter-spacing="normal" fo:font-style="normal" fo:font-weight="normal" officeooo:rsid="0025307f" style:font-size-asian="10pt" style:font-size-complex="10pt"/>
    </style:style>
    <style:style style:name="T18" style:family="text">
      <style:text-properties fo:font-variant="normal" fo:text-transform="none" fo:color="#000000" style:font-name="Arial1" fo:font-size="10pt" fo:letter-spacing="normal" fo:font-style="normal" style:text-underline-style="none" fo:font-weight="normal" officeooo:rsid="001580aa" style:font-size-asian="10pt" style:font-name-complex="Arial2" style:font-size-complex="10pt"/>
    </style:style>
    <style:style style:name="T19" style:family="text">
      <style:text-properties fo:font-variant="normal" fo:text-transform="none" fo:color="#000000" style:font-name="Arial1" fo:font-size="10pt" fo:letter-spacing="normal" fo:font-style="normal" style:text-underline-style="solid" style:text-underline-width="auto" style:text-underline-color="font-color" fo:font-weight="normal" officeooo:rsid="001580aa" style:font-size-asian="10pt" style:font-name-complex="Arial2" style:font-size-complex="10pt"/>
    </style:style>
    <style:style style:name="T20" style:family="text">
      <style:text-properties fo:font-variant="normal" fo:text-transform="none" fo:color="#000000" style:font-name="sans-serif" fo:font-size="12pt" fo:letter-spacing="normal" fo:font-style="normal" fo:font-weight="normal"/>
    </style:style>
    <style:style style:name="T21" style:family="text">
      <style:text-properties fo:font-variant="normal" fo:text-transform="none" fo:color="#000000" fo:font-size="12pt" fo:letter-spacing="normal" fo:font-style="normal" fo:font-weight="normal"/>
    </style:style>
    <style:style style:name="T22" style:family="text">
      <style:text-properties fo:font-variant="normal" fo:text-transform="none" fo:color="#000000" style:font-name="Arial1" fo:font-size="12pt" fo:letter-spacing="normal" fo:font-style="normal" fo:font-weight="normal"/>
    </style:style>
    <style:style style:name="T23" style:family="text">
      <style:text-properties fo:font-variant="normal" fo:text-transform="none" fo:color="#000000" style:font-name="Arial1" fo:letter-spacing="normal" fo:font-style="normal" fo:font-weight="normal"/>
    </style:style>
    <style:style style:name="T24" style:family="text">
      <style:text-properties fo:font-variant="normal" fo:text-transform="none" fo:color="#000000" style:font-name="Arial1" fo:font-size="10pt" fo:letter-spacing="normal" fo:font-style="normal" fo:font-weight="normal" style:font-size-asian="10pt"/>
    </style:style>
    <style:style style:name="T25" style:family="text">
      <style:text-properties fo:font-variant="normal" fo:text-transform="none" fo:color="#000000" style:font-name="Arial1" fo:font-size="10pt" fo:letter-spacing="normal" fo:font-style="normal" fo:font-weight="normal" style:font-size-asian="10pt" style:font-size-complex="10pt"/>
    </style:style>
    <style:style style:name="T26" style:family="text">
      <style:text-properties fo:font-variant="normal" fo:text-transform="none" fo:color="#000000" style:font-name="Arial1" fo:font-size="10pt" fo:letter-spacing="normal" fo:font-style="normal" style:text-underline-style="none" fo:font-weight="normal" style:font-size-asian="10pt"/>
    </style:style>
    <style:style style:name="T27" style:family="text">
      <style:text-properties fo:font-variant="normal" fo:text-transform="none" fo:color="#355f7c"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28" style:family="text">
      <style:text-properties fo:font-variant="normal" fo:text-transform="none" fo:color="#355f7c" style:text-line-through-style="none" style:text-line-through-type="none" style:font-name="Arial1" fo:font-size="10pt" fo:letter-spacing="normal" fo:font-style="normal" style:text-underline-style="none" fo:font-weight="normal" officeooo:rsid="001580aa" style:text-blinking="false" style:font-size-asian="10pt" style:font-name-complex="Arial2" style:font-size-complex="10pt"/>
    </style:style>
    <style:style style:name="T29" style:family="text">
      <style:text-properties fo:font-variant="normal" fo:text-transform="none" fo:color="#355f7c" style:text-line-through-style="none" style:text-line-through-type="none" style:font-name="sans-serif" fo:font-size="12pt" fo:letter-spacing="normal" fo:font-style="normal" style:text-underline-style="none" fo:font-weight="normal" style:text-blinking="false"/>
    </style:style>
    <style:style style:name="T30" style:family="text">
      <style:text-properties fo:font-variant="normal" fo:text-transform="none" fo:color="#355f7c" style:text-line-through-style="none" style:text-line-through-type="none" fo:font-size="12pt" fo:letter-spacing="normal" fo:font-style="normal" style:text-underline-style="none" fo:font-weight="normal" style:text-blinking="false"/>
    </style:style>
    <style:style style:name="T31" style:family="text">
      <style:text-properties fo:font-variant="normal" fo:text-transform="none" fo:color="#355f7c" style:text-line-through-style="none" style:text-line-through-type="none" style:font-name="Arial1" fo:font-size="12pt" fo:letter-spacing="normal" fo:font-style="normal" style:text-underline-style="none" fo:font-weight="normal" style:text-blinking="false"/>
    </style:style>
    <style:style style:name="T32" style:family="text">
      <style:text-properties fo:font-variant="normal" fo:text-transform="none" fo:color="#355f7c" style:text-line-through-style="none" style:text-line-through-type="none" style:font-name="Arial1" fo:letter-spacing="normal" fo:font-style="normal" style:text-underline-style="none" fo:font-weight="normal" style:text-blinking="false"/>
    </style:style>
    <style:style style:name="T33" style:family="text">
      <style:text-properties fo:font-variant="normal" fo:text-transform="none" fo:color="#355f7c"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34" style:family="text">
      <style:text-properties officeooo:rsid="0022e40e"/>
    </style:style>
    <style:style style:name="T35" style:family="text">
      <style:text-properties officeooo:rsid="000cf9ce"/>
    </style:style>
    <style:style style:name="T36" style:family="text">
      <style:text-properties style:font-name="Arial" fo:font-size="10pt" style:text-underline-style="none" officeooo:rsid="000cf9ce" style:font-size-asian="8.75pt" style:font-name-complex="Arial2" style:font-size-complex="10pt"/>
    </style:style>
    <style:style style:name="T37" style:family="text">
      <style:text-properties style:font-name="Arial" fo:font-size="10pt" style:text-underline-style="none" officeooo:rsid="0014173e" style:font-size-asian="8.75pt" style:font-name-complex="Arial2" style:font-size-complex="10pt"/>
    </style:style>
    <style:style style:name="T38" style:family="text">
      <style:text-properties officeooo:rsid="00231228"/>
    </style:style>
    <style:style style:name="T39" style:family="text">
      <style:text-properties officeooo:rsid="00234515"/>
    </style:style>
    <style:style style:name="T40" style:family="text">
      <style:text-properties style:font-name="Arial1" fo:font-size="10pt" style:font-size-asian="8.75pt" style:font-size-complex="10pt"/>
    </style:style>
    <style:style style:name="T41" style:family="text">
      <style:text-properties style:font-name="Arial1" fo:font-size="10pt" officeooo:rsid="00234515" style:font-size-asian="8.75pt" style:font-size-complex="10pt"/>
    </style:style>
    <style:style style:name="T42" style:family="text">
      <style:text-properties officeooo:rsid="0025307f"/>
    </style:style>
    <style:style style:name="T43" style:family="text">
      <style:text-properties officeooo:rsid="00270a4d"/>
    </style:style>
    <style:style style:name="T44" style:family="text">
      <style:text-properties style:text-underline-style="solid" style:text-underline-width="auto" style:text-underline-color="font-color" style:font-size-asian="14pt" style:font-name-complex="Arial2" style:font-size-complex="10pt"/>
    </style:style>
    <style:style style:name="T45" style:family="text">
      <style:text-properties fo:font-size="10pt" style:text-underline-style="none" officeooo:rsid="000cf9ce" style:font-size-asian="8.75pt"/>
    </style:style>
    <style:style style:name="T46" style:family="text">
      <style:text-properties fo:font-size="10pt" style:text-underline-style="none" officeooo:rsid="0014173e" style:font-size-asian="8.75pt"/>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ge" style:horizontal-pos="center" style:horizontal-rel="page" draw:fill="none" fo:padding-left="4.445cm" fo:padding-right="1.905cm" fo:padding-top="0cm" fo:padding-bottom="0cm" fo:border="0.06pt solid #000000"/>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ge" style:horizontal-pos="from-left" style:horizontal-rel="page" fo:background-color="transparent" style:background-transparency="100%" draw:fill="solid" fo:padding-left="4.445cm" fo:padding-right="1.905cm" fo:padding-top="0cm" fo:padding-bottom="0cm" fo:border="0.06pt solid #000000" style:shadow="none" draw:shadow-opacity="100%">
        <style:background-image/>
        <style:columns fo:column-count="1" fo:column-gap="0cm"/>
      </style:graphic-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center" style:horizontal-rel="page" draw:wrap-influence-on-position="once-concurrent" style:flow-with-text="false"/>
    </style:style>
    <style:style style:name="gr2" style:family="graphic">
      <style:graphic-properties draw:stroke="none" svg:stroke-width="0cm" draw:fill="solid" draw:fill-color="#5b9bd5" draw:textarea-horizontal-align="center" draw:textarea-vertical-align="middle" style:run-through="background"/>
    </style:style>
    <style:style style:name="gr3" style:family="graphic">
      <style:graphic-properties draw:stroke="none" svg:stroke-width="0cm" draw:fill="solid" draw:fill-color="#ffffff"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Frame1" text:anchor-type="char" svg:y="0cm" svg:width="20.32cm" svg:height="10.107cm" draw:z-index="1"><draw:text-box><text:p text:style-name="P18"><text:span text:style-name="T2">7552 </text:span><text:span text:style-name="T1">TaLLER de programación II</text:span></text:p><text:p text:style-name="P17"><text:span text:style-name="T3">Trabajo Práctico </text:span><text:span text:style-name="T4">MensajerO – </text:span><text:span text:style-name="T5">Grupo 3</text:span></text:p><text:p text:style-name="P22"><text:span text:style-name="T4">1</text:span><text:span text:style-name="T3">C 201</text:span><text:span text:style-name="T4">5</text:span></text:p><text:p text:style-name="P21">Entrega Final</text:p><text:p text:style-name="P20"><text:span text:style-name="T34">25</text:span>/06/2015</text:p><text:p text:style-name="P19"/></draw:text-box></draw:frame><draw:g text:anchor-type="char" draw:z-index="0" draw:name="Grupo 149" draw:style-name="gr1"><draw:polygon draw:name="Rectángulo 51" draw:style-name="gr2" draw:text-style-name="P94" svg:width="20.319cm" svg:height="3.137cm" draw:transform="rotate (-3.14159265358979) translate (20.952cm 3.13315277777776cm)" svg:viewBox="0 0 20320 3138" draw:points="20320,3138 0,3138 0,0 10262,1101 20320,106"><text:p/></draw:polygon><draw:rect draw:name="Rectángulo 151" draw:style-name="gr3" draw:text-style-name="P94" svg:width="20.321cm" svg:height="3.377cm" svg:x="0.635cm" svg:y="0cm"><text:p/></draw:rect></draw:g></text:p>
      <text:p text:style-name="P2"><draw:frame draw:style-name="fr2" draw:name="1" text:anchor-type="char" svg:x="0.64cm" svg:y="22.119cm" svg:width="20.32cm" svg:height="3.288cm" draw:z-index="2"><draw:text-box><text:p text:style-name="P25">Uriel Yair Kusnesov 93252</text:p><text:p text:style-name="P23"><text:span text:style-name="T6">M</text:span><text:span text:style-name="T7">ateo Bosco</text:span><text:span text:style-name="T6"> </text:span><text:span text:style-name="T8">93488</text:span></text:p><text:p text:style-name="P25">Ramiro Doi 88634</text:p><text:p text:style-name="P26">Matias Capristo <text:span text:style-name="T34">87228</text:span></text:p><text:p text:style-name="P24"/></draw:text-box></draw:frame></text:p>
      <text:p text:style-name="P30">Información <text:span text:style-name="T38">general</text:span></text:p>
      <text:p text:style-name="P13"/>
      <text:p text:style-name="P36">La aplicación MensajerO es una aplicacón de mensajería instantanea, que nos permite mantener conversaciones con distintos usuarios registrados, mantener información acerca de nuestro perfil, y compartir nuestra ubicación al resto de los contactos asi como ver el perfil del resto de nuestros contactos y enviarle mensajes a todos al mismo tiempo. Podremos diferenciar entre aquellos contactos con los que ya hemos mantenido conversaciones y aquellos con los que no lo hemos hecho.</text:p>
      <text:p text:style-name="P36"/>
      <text:p text:style-name="P40"><text:span text:style-name="T44">Gestión</text:span></text:p>
      <text:p text:style-name="P15"><text:span text:style-name="T41">C</text:span><text:span text:style-name="T40">omo sistema de control de versiones se utilizo Git y se utilizo esta herramienta tambien como herramienta de ticketing para la trazabilidad de issues.</text:span></text:p>
      <text:p text:style-name="P14"/>
      <text:p text:style-name="P14">Cronograma</text:p>
      <text:p text:style-name="P28">El cronograma del proyecto se baso en la división en 3 iteraciones. El tiempo de estas fue pensado en relación a las entregas y checkpoints del trabajo <text:span text:style-name="T39">que en alto nivel se enfocaron en lo siguiente:</text:span></text:p>
      <text:p text:style-name="P33"><text:span text:style-name="Strong_20_Emphasis"><text:span text:style-name="T14">Primera iteración →</text:span></text:span><text:span text:style-name="Strong_20_Emphasis"><text:span text:style-name="T15"> Server</text:span></text:span></text:p>
      <text:p text:style-name="P34"><text:span text:style-name="Strong_20_Emphasis"><text:span text:style-name="T15">Segunda iteracion → Cliente y resolución de bugs</text:span></text:span></text:p>
      <text:p text:style-name="P34"><text:span text:style-name="Strong_20_Emphasis"><text:span text:style-name="T15">Tercera iteracion → Funcionalidades restantes, documentación y resolucion de bugs</text:span></text:span></text:p>
      <text:p text:style-name="P32"/>
      <text:p text:style-name="P32"/>
      <text:p text:style-name="P32"/>
      <text:p text:style-name="P32"/>
      <text:p text:style-name="P32"/>
      <text:p text:style-name="P32"/>
      <text:p text:style-name="P32"/>
      <text:p text:style-name="P32"/>
      <text:p text:style-name="P32"><text:soft-page-break/>Server</text:p>
      <text:p text:style-name="P9"/>
      <text:p text:style-name="P12">Tecnologías utilizadas:</text:p>
      <text:list xml:id="list7173001283731839262" text:style-name="L2">
        <text:list-item>
          <text:p text:style-name="P37">Lenguaje: C++</text:p>
        </text:list-item>
        <text:list-item>
          <text:p text:style-name="P37">IDE: Eclipse</text:p>
          <text:p text:style-name="P37"/>
        </text:list-item>
      </text:list>
      <text:p text:style-name="P10">Librerias utilizadas</text:p>
      <text:p text:style-name="P6">El servidor se integra con las librerias requeridas por el proyecto.</text:p>
      <text:p text:style-name="P8">La instalación de las mismas esta explicada en el readme.</text:p>
      <text:p text:style-name="P6">- rocksdb</text:p>
      <text:p text:style-name="P6">- jsoncpp</text:p>
      <text:p text:style-name="P6">- mongoose</text:p>
      <text:p text:style-name="P6">-<text:span text:style-name="T10">gtest</text:span></text:p>
      <text:p text:style-name="P6"/>
      <text:p text:style-name="P9">Funcionalidades alcanzadas</text:p>
      <text:p text:style-name="P4">El server cuenta con las siguientes funcionalidades.</text:p>
      <text:list xml:id="list5000116209004371221" text:style-name="L3">
        <text:list-item>
          <text:p text:style-name="P41"><text:s/><text:span text:style-name="T9">Servicio de autenticacion</text:span></text:p>
        </text:list-item>
        <text:list-item>
          <text:p text:style-name="P43"><text:s/>Servicio de registración de usuarios</text:p>
        </text:list-item>
        <text:list-item>
          <text:p text:style-name="P41"><text:s/><text:span text:style-name="T42">Servicio para delivery de conversaciones</text:span></text:p>
        </text:list-item>
        <text:list-item>
          <text:p text:style-name="P42"><text:s/><text:span text:style-name="T42">Servicio de delivery de difusión</text:span></text:p>
        </text:list-item>
        <text:list-item>
          <text:p text:style-name="P44"><text:s/>Almacenamiento de conversaciones</text:p>
        </text:list-item>
        <text:list-item>
          <text:p text:style-name="P41"><text:s/><text:span text:style-name="T42">Servicio de consulta de usuarios disponibles</text:span></text:p>
        </text:list-item>
        <text:list-item>
          <text:p text:style-name="P43"><text:s/>Check in de usuarios</text:p>
        </text:list-item>
        <text:list-item>
          <text:p text:style-name="P45"><text:s/><text:span text:style-name="T35">Servicio de administracion de perfil de usuario</text:span></text:p>
        </text:list-item>
        <text:list-item>
          <text:p text:style-name="P44"><text:s/>Log</text:p>
        </text:list-item>
      </text:list>
      <text:p text:style-name="P11"/>
      <text:p text:style-name="P11"/>
      <text:p text:style-name="P11"/>
      <text:p text:style-name="P11"><text:soft-page-break/>Pruebas del servidor</text:p>
      <text:p text:style-name="P29"><text:span text:style-name="T18">Librería utilizada: gtest (</text:span><text:a xlink:type="simple" xlink:href="https://code.google.com/p/googletest/"><text:span text:style-name="T28">https://code.google.com/p/googletest/</text:span></text:a><text:span text:style-name="T19">)</text:span></text:p>
      <text:p text:style-name="P29"><text:span text:style-name="T14">Cobertura: gcov (</text:span><text:a xlink:type="simple" xlink:href="https://gcc.gnu.org/onlinedocs/gcc/Gcov.html"><text:span text:style-name="T27">https://gcc.gnu.org/onlinedocs/gcc/Gcov.html</text:span></text:a><text:span text:style-name="T14">)</text:span></text:p>
      <text:list xml:id="list6794632912454048144" text:style-name="L4">
        <text:list-item>
          <text:list>
            <text:list-item>
              <text:p text:style-name="P84">Nivel de cobertura (Line Coverage) : 97.5% (1505/1543)</text:p>
            </text:list-item>
            <text:list-item>
              <text:p text:style-name="P84">Nivel de covertura (Function Coverage) : 97.8 % (318/325)</text:p>
            </text:list-item>
          </text:list>
        </text:list-item>
      </text:list>
      <text:p text:style-name="P31"/>
      <text:p text:style-name="P49">Instalación</text:p>
      <text:p text:style-name="P55"><text:span text:style-name="Strong_20_Emphasis"><text:span text:style-name="T26">Instalamos CMake</text:span></text:span></text:p>
      <text:list xml:id="list2108005475575035865" text:style-name="L6">
        <text:list-item>
          <text:p text:style-name="P75">Ejecutar el siguiente comando a partir de una nueva terminal</text:p>
          <text:list>
            <text:list-item>
              <text:p text:style-name="P86">sudo su</text:p>
            </text:list-item>
            <text:list-item>
              <text:p text:style-name="P86">apt-get install cmake</text:p>
            </text:list-item>
          </text:list>
        </text:list-item>
      </text:list>
      <text:p text:style-name="P71"><text:span text:style-name="Strong_20_Emphasis"><text:span text:style-name="T14">Instalación de la librería RocksDB</text:span></text:span></text:p>
      <text:list xml:id="list6224701705600597265" text:style-name="L7">
        <text:list-item>
          <text:p text:style-name="P76">Descargamos los fuentes del RocksDB desde el siguiente link</text:p>
          <text:list>
            <text:list-item>
              <text:p text:style-name="P90"><text:a xlink:type="simple" xlink:href="https://github.com/facebook/rocksdb/archive/master.zip"><text:span text:style-name="T27">https://github.com/facebook/rocksdb/archive/master.zip</text:span></text:a></text:p>
            </text:list-item>
          </text:list>
        </text:list-item>
        <text:list-item>
          <text:p text:style-name="P67">Descomprimir el archivo “rocksdb-master.zip”</text:p>
        </text:list-item>
        <text:list-item>
          <text:p text:style-name="P57">Ingresar a la carpeta “rocksdb-master” a partir de una nueva terminal</text:p>
        </text:list-item>
        <text:list-item>
          <text:p text:style-name="P76">Ejecutar el siguiente comando para tener permisos de administrador</text:p>
          <text:list>
            <text:list-item>
              <text:p text:style-name="P87">sudo su</text:p>
            </text:list-item>
          </text:list>
        </text:list-item>
        <text:list-item>
          <text:p text:style-name="P81">Ejecutar el siguiente comando</text:p>
          <text:list>
            <text:list-item>
              <text:p text:style-name="P87">make all</text:p>
            </text:list-item>
            <text:list-item>
              <text:p text:style-name="P87">make install</text:p>
            </text:list-item>
          </text:list>
        </text:list-item>
        <text:list-item>
          <text:p text:style-name="P81">Ejecutar los siguientes comandos</text:p>
          <text:list>
            <text:list-item>
              <text:p text:style-name="P87">apt-get install libgflags-dev</text:p>
            </text:list-item>
            <text:list-item>
              <text:p text:style-name="P87">apt-get install libsnappy-dev</text:p>
            </text:list-item>
            <text:list-item>
              <text:p text:style-name="P87">apt-get install zlib1g-dev</text:p>
            </text:list-item>
            <text:list-item>
              <text:p text:style-name="P87">apt-get install libbz2-dev</text:p>
            </text:list-item>
          </text:list>
        </text:list-item>
      </text:list>
      <text:p text:style-name="P71"><text:span text:style-name="Strong_20_Emphasis"><text:span text:style-name="T14">Instalación de la librería jsoncpp</text:span></text:span></text:p>
      <text:list xml:id="list3437525382336656188" text:style-name="L8">
        <text:list-item>
          <text:p text:style-name="P77">Descargamos los fuentes de jsoncpp desde el siguiente link</text:p>
          <text:list>
            <text:list-item>
              <text:p text:style-name="P91"><text:soft-page-break/><text:a xlink:type="simple" xlink:href="https://github.com/open-source-parsers/jsoncpp/archive/master.zip"><text:span text:style-name="T27">https://github.com/open-source-parsers/jsoncpp/archive/master.zip</text:span></text:a></text:p>
            </text:list-item>
          </text:list>
        </text:list-item>
        <text:list-item>
          <text:p text:style-name="P68">Descomprimir el archivo “jsoncpp-master”</text:p>
        </text:list-item>
        <text:list-item>
          <text:p text:style-name="P58">Ingresar a la carpeta “jsoncpp-master” a partir de una nueva terminal</text:p>
        </text:list-item>
        <text:list-item>
          <text:p text:style-name="P77">Ejecutar el siguiente comando a partir de una nueva terminal</text:p>
          <text:list>
            <text:list-item>
              <text:p text:style-name="P88">sudo su</text:p>
            </text:list-item>
          </text:list>
        </text:list-item>
        <text:list-item>
          <text:p text:style-name="P82">Ejecutar los siguientes comandos</text:p>
          <text:list>
            <text:list-item>
              <text:p text:style-name="P88">mkdir -p build/debug</text:p>
            </text:list-item>
            <text:list-item>
              <text:p text:style-name="P88">cd build/debug</text:p>
            </text:list-item>
            <text:list-item>
              <text:p text:style-name="P88">cmake -DCMAKE_BUILD_TYPE=debug -DJSONCPP_LIB_BUILD_STATIC=ON -DJSONCPP_LIB_BUILD_SHARED=OFF -G “Unix Makefiles” ../..</text:p>
            </text:list-item>
            <text:list-item>
              <text:p text:style-name="P88">make</text:p>
            </text:list-item>
          </text:list>
        </text:list-item>
        <text:list-item>
          <text:p text:style-name="P68">Ingresar a la carpeta “/src/lib_json”</text:p>
        </text:list-item>
        <text:list-item>
          <text:p text:style-name="P77">Ejecutar el siguiente comando</text:p>
          <text:list>
            <text:list-item>
              <text:p text:style-name="P88">cp -a libjsoncpp.a /usr/local/lib</text:p>
            </text:list-item>
          </text:list>
        </text:list-item>
      </text:list>
      <text:p text:style-name="P71"><text:span text:style-name="Strong_20_Emphasis"><text:span text:style-name="T14">Instalación de la librería gTest</text:span></text:span></text:p>
      <text:list xml:id="list4795408755260160569" text:style-name="L9">
        <text:list-item>
          <text:p text:style-name="P78">Descargamos los fuentes de gTest desde el siguiente link</text:p>
          <text:list>
            <text:list-item>
              <text:p text:style-name="P92"><text:a xlink:type="simple" xlink:href="https://googletest.googlecode.com/files/gtest-1.7.0.zip"><text:span text:style-name="T27">https://googletest.googlecode.com/files/gtest-1.7.0.zip</text:span></text:a></text:p>
            </text:list-item>
          </text:list>
        </text:list-item>
        <text:list-item>
          <text:p text:style-name="P69">Descomprimir el archivo “gtest-1.7.0.zip”</text:p>
        </text:list-item>
        <text:list-item>
          <text:p text:style-name="P59">Ingresar a la carpeta “gtest-1.7.0” a partir de una nueva terminal</text:p>
        </text:list-item>
        <text:list-item>
          <text:p text:style-name="P78">Ejecutar el siguiente comando para tener permisos de administrador</text:p>
          <text:list>
            <text:list-item>
              <text:p text:style-name="P89">sudo su</text:p>
            </text:list-item>
          </text:list>
        </text:list-item>
        <text:list-item>
          <text:p text:style-name="P83">Ejecutar los siguientes comandos</text:p>
          <text:list>
            <text:list-item>
              <text:p text:style-name="P89">./configure</text:p>
            </text:list-item>
            <text:list-item>
              <text:p text:style-name="P89">make</text:p>
            </text:list-item>
          </text:list>
        </text:list-item>
        <text:list-item>
          <text:p text:style-name="P83">Ejecutar los siguientes comandos</text:p>
          <text:list>
            <text:list-item>
              <text:p text:style-name="P89">cp -a include/gtest /usr/include</text:p>
            </text:list-item>
            <text:list-item>
              <text:p text:style-name="P89">cp -a lib/.libs/* /usr/lib/</text:p>
            </text:list-item>
          </text:list>
        </text:list-item>
      </text:list>
      <text:p text:style-name="P53"/>
      <text:p text:style-name="P72"><text:soft-page-break/>Cliente</text:p>
      <text:p text:style-name="P16"/>
      <text:p text:style-name="P50">Tecnologías utilizadas:</text:p>
      <text:list xml:id="list191240259845711" text:continue-list="list7173001283731839262" text:style-name="L2">
        <text:list-item>
          <text:p text:style-name="P38">Lenguaje: <text:span text:style-name="T43">Java</text:span></text:p>
        </text:list-item>
        <text:list-item>
          <text:p text:style-name="P38">IDE: <text:span text:style-name="T43">Android Studio</text:span></text:p>
          <text:p text:style-name="P38"/>
        </text:list-item>
      </text:list>
      <text:p text:style-name="P51">Librerias utilizadas</text:p>
      <text:p text:style-name="P46">El servidor se integra con las librerias requeridas por el proyecto.</text:p>
      <text:p text:style-name="P47">La instalación de las mismas esta explicada en el readme.</text:p>
      <text:p text:style-name="P46">- <text:span text:style-name="T43">gson</text:span></text:p>
      <text:p text:style-name="P46">- <text:span text:style-name="T43">volley</text:span></text:p>
      <text:p text:style-name="P52"/>
      <text:p text:style-name="P52">Funcionalidades alcanzadas</text:p>
      <text:p text:style-name="P3">El <text:span text:style-name="T11">cliente</text:span> cuenta con las siguientes funcionalidades.</text:p>
      <text:p text:style-name="P27">Entre los features incluidos podemos encontrar:</text:p>
      <text:list xml:id="list779265826649823753" text:style-name="L5">
        <text:list-item>
          <text:p text:style-name="P56">Eleccion de red</text:p>
        </text:list-item>
        <text:list-item>
          <text:p text:style-name="P56">Registro de usuarios</text:p>
        </text:list-item>
        <text:list-item>
          <text:p text:style-name="P56">Servicio de LogIn, con validacion de datos</text:p>
        </text:list-item>
        <text:list-item>
          <text:p text:style-name="P74">Vista de contactos con su estado</text:p>
          <text:list>
            <text:list-item>
              <text:p text:style-name="P85">Tab de contactos con chat abierto</text:p>
            </text:list-item>
            <text:list-item>
              <text:p text:style-name="P85">Tab de todos los contactos registrados</text:p>
            </text:list-item>
          </text:list>
        </text:list-item>
        <text:list-item>
          <text:p text:style-name="P80">Edicion de perfil</text:p>
          <text:list>
            <text:list-item>
              <text:p text:style-name="P80">Foto de perfil</text:p>
              <text:list>
                <text:list-item>
                  <text:p text:style-name="P93">Elegir foto de la galería del dispositivo</text:p>
                </text:list-item>
                <text:list-item>
                  <text:p text:style-name="P93">Tomar foto en el momento</text:p>
                </text:list-item>
              </text:list>
            </text:list-item>
            <text:list-item>
              <text:p text:style-name="P66">Nombre para mostrar en lista de contactos</text:p>
            </text:list-item>
            <text:list-item>
              <text:p text:style-name="P66">Cambio de constraseña</text:p>
            </text:list-item>
            <text:list-item>
              <text:p text:style-name="P66">Estado</text:p>
            </text:list-item>
          </text:list>
        </text:list-item>
        <text:list-item>
          <text:p text:style-name="P66"><text:soft-page-break/>Compartir ubicación actual (Tomada por GPS)</text:p>
        </text:list-item>
        <text:list-item>
          <text:p text:style-name="P56">Visualización del perfil de otros contactos</text:p>
        </text:list-item>
        <text:list-item>
          <text:p text:style-name="P63"><text:span text:style-name="T12">Recuerda datos de sesión </text:span><text:span text:style-name="T13">y de red</text:span></text:p>
        </text:list-item>
        <text:list-item>
          <text:p text:style-name="P64"><text:span text:style-name="T16">V</text:span><text:span text:style-name="T17">isualización de conversaciones y envío de mensajes</text:span></text:p>
        </text:list-item>
      </text:list>
      <text:p text:style-name="P65"/>
      <text:p text:style-name="P54">Instalación</text:p>
      <text:p text:style-name="P54"/>
      <text:list xml:id="list4321887147537926600" text:style-name="L10">
        <text:list-item>
          <text:p text:style-name="P62">Conectar el teléfono a la pc a través del cable de USB</text:p>
        </text:list-item>
        <text:list-item>
          <text:p text:style-name="P60">Copiar a la memoria interna ó tarjeta micro SD del teléfono la aplicación “Grupo3-MensajerO.apk”.</text:p>
        </text:list-item>
        <text:list-item>
          <text:p text:style-name="P60">Desconectar el teléfono de la pc.</text:p>
        </text:list-item>
        <text:list-item>
          <text:p text:style-name="P60">Navegar a la carpeta que se copió la aplicación a partir del explorador de carpetas del teléfono.</text:p>
        </text:list-item>
        <text:list-item>
          <text:p text:style-name="P79">Presionar la aplicación y completar la acción mediante “Packege installer”.</text:p>
          <text:p text:style-name="P70">(En caso de que aparezca el siguiente mensaje de error “Por motivos de seguridad, su teléfono está configurado para bloquear la instalación de aplicaciones que no se hayan obtenido de Google Play.”, ir a ajustes –&gt; administración de dispositivo, fuentes desconocidas, permitir la instalación de aplicaciones de origenes distinitos a Play Store –&gt; aceptar Repetir los pasos a partir del paso 4.)</text:p>
        </text:list-item>
        <text:list-item>
          <text:p text:style-name="P60"><text:s/><text:span text:style-name="T43">Aceptar los terminos y condiciones</text:span></text:p>
        </text:list-item>
        <text:list-item>
          <text:p text:style-name="P61">Ejecutar la aplicación</text:p>
        </text:list-item>
      </text:list>
      <text:p text:style-name="P54"/>
      <text:p text:style-name="P65"><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light" svg:font-family="Calibri-light"/>
    <style:font-face style:name="sans-serif" svg:font-family="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Heading" style:display-name="Contents Heading" style:family="paragraph" style:parent-style-name="Heading_20_1" style:next-style-name="Standard" style:default-outline-level="" style:class="index">
      <style:text-properties fo:language="en" fo:country="U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fo:language="en" fo:country="U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fo:language="en" fo:country="U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fo:language="en" fo:country="US" style:font-name-complex="Times New Roman"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text-properties fo:language="en" fo:country="US"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Footer"/>
      </style:footer>
      <style:footer-first>
        <text:p text:style-name="MP1"><text:page-number text:select-page="current">2</text:page-number></text:p>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7510 Técnicas de diseño</dc:title>
    <dc:subject>Trabajo Práctico Pacman - Grupo 4</dc:subject>
    <meta:initial-creator>Uriel Yair Kusnesov 93252</meta:initial-creator>
    <meta:editing-cycles>23</meta:editing-cycles>
    <meta:creation-date>2014-09-16T16:27:00</meta:creation-date>
    <dc:date>2015-06-24T19:12:40.057211369</dc:date>
    <meta:editing-duration>PT1H27M52S</meta:editing-duration>
    <meta:generator>LibreOffice/4.2.7.2$Linux_X86_64 LibreOffice_project/420m0$Build-2</meta:generator>
    <meta:document-statistic meta:table-count="0" meta:image-count="0" meta:object-count="0" meta:page-count="7" meta:paragraph-count="135" meta:word-count="865" meta:character-count="5588" meta:non-whitespace-character-count="49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